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3ce" officeooo:paragraph-rsid="0004b3ce"/>
    </style:style>
    <style:style style:name="P2" style:family="paragraph" style:parent-style-name="Standard">
      <style:text-properties officeooo:rsid="0004b3ce" officeooo:paragraph-rsid="0008c6b9"/>
    </style:style>
    <style:style style:name="P3" style:family="paragraph" style:parent-style-name="Standard">
      <style:text-properties fo:color="#9900ff" officeooo:rsid="0004b3ce" officeooo:paragraph-rsid="0004b3ce"/>
    </style:style>
    <style:style style:name="P4" style:family="paragraph" style:parent-style-name="Standard">
      <style:text-properties fo:color="#ff3333" officeooo:rsid="0004b3ce" officeooo:paragraph-rsid="0004b3ce"/>
    </style:style>
    <style:style style:name="P5" style:family="paragraph" style:parent-style-name="Standard">
      <style:text-properties fo:color="#ff3333" officeooo:rsid="0006a67d" officeooo:paragraph-rsid="0006a67d"/>
    </style:style>
    <style:style style:name="P6" style:family="paragraph" style:parent-style-name="Standard">
      <style:text-properties fo:color="#ff3333" officeooo:rsid="00089123" officeooo:paragraph-rsid="00089123"/>
    </style:style>
    <style:style style:name="P7" style:family="paragraph" style:parent-style-name="Standard">
      <style:text-properties officeooo:rsid="00089123" officeooo:paragraph-rsid="0004b3ce"/>
    </style:style>
    <style:style style:name="P8" style:family="paragraph" style:parent-style-name="Standard">
      <style:text-properties officeooo:rsid="0008c6b9" officeooo:paragraph-rsid="0008c6b9"/>
    </style:style>
    <style:style style:name="P9" style:family="paragraph" style:parent-style-name="Standard">
      <style:text-properties fo:color="#ff3333" officeooo:rsid="0004b3ce" officeooo:paragraph-rsid="0004b3ce"/>
    </style:style>
    <style:style style:name="P10" style:family="paragraph" style:parent-style-name="Standard">
      <style:text-properties fo:color="#000000" officeooo:rsid="000bb8b2" officeooo:paragraph-rsid="000bb8b2"/>
    </style:style>
    <style:style style:name="P11" style:family="paragraph" style:parent-style-name="Standard" style:list-style-name="L1">
      <style:text-properties fo:color="#000000" officeooo:rsid="000bb8b2" officeooo:paragraph-rsid="000bb8b2"/>
    </style:style>
    <style:style style:name="P12" style:family="paragraph" style:parent-style-name="Standard" style:list-style-name="L1">
      <style:text-properties fo:color="#000000" officeooo:rsid="000bb8b2" officeooo:paragraph-rsid="000cd90f"/>
    </style:style>
    <style:style style:name="P13" style:family="paragraph" style:parent-style-name="Standard" style:list-style-name="L1">
      <style:text-properties fo:color="#000000" officeooo:rsid="000cd90f" officeooo:paragraph-rsid="000cd90f"/>
    </style:style>
    <style:style style:name="P14" style:family="paragraph" style:parent-style-name="Standard" style:list-style-name="L1">
      <style:text-properties fo:color="#000000" officeooo:rsid="000e76a2" officeooo:paragraph-rsid="000e76a2"/>
    </style:style>
    <style:style style:name="P15" style:family="paragraph" style:parent-style-name="Standard" style:list-style-name="L1">
      <style:text-properties fo:color="#000000" officeooo:rsid="000f3d75" officeooo:paragraph-rsid="000f3d75"/>
    </style:style>
    <style:style style:name="P16" style:family="paragraph" style:parent-style-name="Standard" style:list-style-name="L1">
      <style:text-properties fo:color="#000000" officeooo:rsid="00112a1f" officeooo:paragraph-rsid="00112a1f"/>
    </style:style>
    <style:style style:name="P17" style:family="paragraph" style:parent-style-name="Standard" style:list-style-name="L1">
      <style:text-properties fo:color="#000000" officeooo:rsid="0012e262" officeooo:paragraph-rsid="0012e262"/>
    </style:style>
    <style:style style:name="P18" style:family="paragraph" style:parent-style-name="Standard" style:list-style-name="L1">
      <style:text-properties fo:color="#000000" officeooo:rsid="00138006" officeooo:paragraph-rsid="00158481"/>
    </style:style>
    <style:style style:name="P19" style:family="paragraph" style:parent-style-name="Standard">
      <style:text-properties fo:color="#000000" officeooo:rsid="00138006" officeooo:paragraph-rsid="00158481"/>
    </style:style>
    <style:style style:name="P20" style:family="paragraph" style:parent-style-name="Standard">
      <style:text-properties fo:color="#000000" officeooo:rsid="00158481" officeooo:paragraph-rsid="00158481"/>
    </style:style>
    <style:style style:name="P21" style:family="paragraph" style:parent-style-name="Standard">
      <style:text-properties officeooo:rsid="0004b3ce" officeooo:paragraph-rsid="0004b3ce"/>
    </style:style>
    <style:style style:name="P22" style:family="paragraph" style:parent-style-name="Standard">
      <style:text-properties officeooo:rsid="00185cb3" officeooo:paragraph-rsid="00185cb3"/>
    </style:style>
    <style:style style:name="T1" style:family="text">
      <style:text-properties fo:color="#ff3333"/>
    </style:style>
    <style:style style:name="T2" style:family="text">
      <style:text-properties officeooo:rsid="000cd90f"/>
    </style:style>
    <style:style style:name="T3" style:family="text">
      <style:text-properties officeooo:rsid="0013f40a"/>
    </style:style>
    <style:style style:name="T4" style:family="text">
      <style:text-properties officeooo:rsid="00158481"/>
    </style:style>
    <style:style style:name="T5" style:family="text">
      <style:text-properties officeooo:rsid="0016e798"/>
    </style:style>
    <style:style style:name="T6" style:family="text">
      <style:text-properties officeooo:rsid="00185cb3"/>
    </style:style>
    <style:style style:name="T7" style:family="text">
      <style:text-properties officeooo:rsid="00194e7c"/>
    </style:style>
    <style:style style:name="T8" style:family="text">
      <style:text-properties officeooo:rsid="00197c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Allison, dear editors and dear reviewers, </text:p>
      <text:p text:style-name="P1"/>
      <text:p text:style-name="P1">we hereby submit a revised version of our manuscript "BRAKER1: Unsupervised RNA-Seq-Based Genome Annotation with GeneMark-ET and AUGUSTUS" for your consideration. </text:p>
      <text:p text:style-name="P1"/>
      <text:p text:style-name="P1"><text:span text:style-name="T6">Below, you find</text:span> our point-by-point answers to the reviewers's concerns about the originally submitted manuscript: </text:p>
      <text:p text:style-name="P1"/>
      <text:p text:style-name="P22">Sincerely <text:span text:style-name="T7">y</text:span>ours,</text:p>
      <text:p text:style-name="P22"/>
      <text:p text:style-name="P22">Katharina Hoff</text:p>
      <text:p text:style-name="P1"/>
      <text:p text:style-name="P1">Reviewer: 1 </text:p>
      <text:p text:style-name="P1"/>
      <text:p text:style-name="P3">"Although the manuscript is brief, I found it very surprising that not a single table or figure was included in the main article to indicate the accuracy of BRAKER1 in comparison to alternative methods. All specifics are included in the supplementary materials, even though the supp. materials indicate that Table 1 was to appear in the main manuscript." </text:p>
      <text:p text:style-name="P1"/>
      <text:p text:style-name="P4">We absolutely agree with you. We have now included Table 1 in the main manuscript. This results in a slight exceedance of the usual page limit for Bioinformatics Application Notes. However, we kindly ask the editors to accept this. We are fully willing to pay the additional page charges. </text:p>
      <text:p text:style-name="P1"/>
      <text:p text:style-name="P3">"Another aspect of the results that I found to be bizarre was that the results separately reported for Augustus (supp. table 1.2) are identical to those reported for Braker1 (supp. table 1.1). It would seem, Braker1 represents a rather straightforward way of running Augustus." </text:p>
      <text:p text:style-name="P1"/>
      <text:p text:style-name="P4">We modified the caption of (now table 1 of the main manuscript, previously Supplementary Table 1.1): "Accuracy results of the final gene prediction step of BRAKER1 with AUGUSTUS (on softmasked genomes) and MAKER2 (with fully automatic repeat masking, RNA-Seq only source of extrinsic evidence) in genomes of four model organisms." to clarify that this table indeed contains gene prediction results of AUGUSTUS from within BRAKER1. BRAKER1 is a pipeline that uses the advantages of GeneMark-ET to train AUGUSTUS, and final predictions within BRAKER are done by AUGUSTUS. </text:p>
      <text:p text:style-name="P1"/>
      <text:p text:style-name="P3">"The work fails to clearly demonstrate the value of RNA-Seq for improving gene prediction accuracy. Ideally, the authors would provide the accuracy statistics for each of the following (note each of these tools is run by the authors as part of their current work, but results are not in all cases reported as part of this study): 1. SNAP, 2. Augustus without rna-seq hints, 3. GenMark-ET without rna-seq hints, 4. Augustus with rna-seq hints, 5. GeneMark-ET with rna-seq hints, 6. Maker, and 7. Braker1. Such a progression should demonstrate the clear added value of RNA-Seq data to providing hints and improving accuracy as compared to ab initio gene prediction without such hints (as previously published). Also, Maker and Braker, if both providing added value in their respective implementations, should be providing improved accuracy statistics as compared to the individual tools providing the input. Otherwise, one would be better off more simply running one of the input predictors alone with or without rna-seq data." </text:p>
      <text:p text:style-name="P1"/>
      <text:p text:style-name="P4">We have added a Supplementary Table 1.3 that shows ab intio gene prediction results of SNAP, AUGUSTUS and GeneMark-ES in context with MAKER2. This means, SNAP and AUGUSTUS were trained using intermediate MAKER2 results. In context with Table 1 (main manuscript), these results demonstrate a clear gain in accuracy when predictions from all three gene finders are combined and RNA-Seq and repeat masking are added by MAKER2. </text:p>
      <text:p text:style-name="P1"><text:soft-page-break/></text:p>
      <text:p text:style-name="P1"><text:span text:style-name="T1">We have added a Supplementary Table 1.4 that shows ab initio gene prediction results of AUGUSTUS trained by experts (parameters are distributed via the AUGUSTUS release) and ab initio prediction results of AUGUSTUS trained fully automatically by BRAKER1. In context with</text:span> <text:span text:style-name="T1">Table 1 (main manuscript), these results demonstrate a clear gain in accuracy when RNA-Seq information is added by BRAKER1. </text:span></text:p>
      <text:p text:style-name="P4"/>
      <text:p text:style-name="P4">We would like to clarify that there is not "GeneMark-ET with rna-seq hints". GeneMark-ET always performs ab initio predictions. RNA-Seq information is used during training, only. However, in a way, GeneMark-ES may compare to what you wish to see. GeneMark-ES does not use RNA-Seq information during training. </text:p>
      <text:p text:style-name="P4"/>
      <text:p text:style-name="P5">Supplementary Methods have been extended to describe ab initio gene prediction.</text:p>
      <text:p text:style-name="P1"/>
      <text:p text:style-name="P1"/>
      <text:p text:style-name="P1">Reviewer: 2 </text:p>
      <text:p text:style-name="P1"/>
      <text:p text:style-name="P1">Comments to the Author </text:p>
      <text:p text:style-name="P3">“The manuscript describes a pipeline combining two genome annotation tools for a fully automated RNA-Seq based genome annotation. This is a very important task since till now genome annotation is often still performed by few expert groups in the field in a semi-automated manner, and thus </text:p>
      <text:p text:style-name="P3">poses a major bottleneck for the analysis of newly sequenced genomes. </text:p>
      <text:p text:style-name="P3"/>
      <text:p text:style-name="P3">The proposed pipeline may not be the be all and end all of RNA-Seq based genome annotation. It would be more desirable to integrate the two concepts in a single statistical framework. However, to make such an integration work robustly and reliably in practice across a range of species is an substantial effort or which other people may benefit. Moreover, the total runtime of 17 CPU hours seems favourable." </text:p>
      <text:p text:style-name="P1"/>
      <text:p text:style-name="P1">Minor: </text:p>
      <text:p text:style-name="P1"/>
      <text:p text:style-name="P3">"Some hints on which parameters of the genome/RNA-Seq data mainly dominate the runtime would be interesting." </text:p>
      <text:p text:style-name="P7"/>
      <text:p text:style-name="P6">The main parameter that dominates runtime is the genome size, the dominating steps in the pipeline scale linearly with the genome size and can be run in parallel within BRAKER1. The alignment of RNA-Seq against the genome is time-consuming and the runtime depends very much on the chosen aligner. This was not counted to the runtime of BRAKER1 as the alignment is input to BRAKER1. We expect that this modular approach suits users who often have already aligned their RNA-Seq data with their favorite short read aligner. <text:span text:style-name="T8">The runtime increases when more alternative splicing is represented within the RNA-Seq alignments by a factor that is roughly the number of predicted alternative transcripts per gene.</text:span></text:p>
      <text:p text:style-name="P8"/>
      <text:p text:style-name="P2"/>
      <text:p text:style-name="P3">"It would have been interesting to understand why GeneMark-ET outperformed Augustus for the yeast dataset. Some comments in the supplement would be sufficient in my opinion, since the overall usefulness of the pipeline is sufficiently supported." </text:p>
      <text:p text:style-name="P1"/>
      <text:p text:style-name="P4">There is a comment on this in Supplementary Materials (in the caption of Supplementary Table 1.1): "On the fungus S. <text:span text:style-name="T5">p</text:span>ombe, GeneMark-ET is superior to AUGUSTUS in the current version of BRAKER1. This is likely to be related to special features in intron splicing mechanism in fungal genomes where the branch point site plays a larger role in splicing than in other species. On the <text:soft-page-break/>other hand, the acceptor site in fungi plays a smaller role in intron recognition mechanism and carries less signal information. GeneMark-ET has special models to accommodate fungal gene organization, therefore, it delivers accuracy that is difficult to exceed even with use of RNA-Seq information in prediction step. However, in future versions of BRAKER1 with AUGUSTUS adapting such a model we expect to see the same pattern of improving accuracy with respect to pure ab initio predictions made by GeneMark-ET."</text:p>
      <text:p text:style-name="P4"/>
      <text:p text:style-name="P20">In addition to the reviewer's suggestions, we have made the following minor modifications to the manuscript: </text:p>
      <text:p text:style-name="P10"/>
      <text:list xml:id="list6010896412537024950" text:style-name="L1">
        <text:list-item>
          <text:p text:style-name="P11">The sentence “The prediction of protein coding regions in genomes is often accomplished by tools that use statistical models to discriminate genes from other genomic regions.” was changed to: “The prediction of protein coding regions in genomes is often accomplished by tools that use statistical models.“</text:p>
        </text:list-item>
        <text:list-item>
          <text:p text:style-name="P11">The word “tools” was deleted from the sentence “Statistical models used in gene prediction tools usually require a training <text:s/>step to identify species specific parameters.”</text:p>
        </text:list-item>
        <text:list-item>
          <text:p text:style-name="P11">The sentence “For many tools, including AUGUSTUS, the training step has to be performed on a set of example genes generated by a special procedure.” was changed to “For many tools, including AUGUSTUS, the training has to be performed on a set of example genes.”</text:p>
        </text:list-item>
        <text:list-item>
          <text:p text:style-name="P11">The word “gene” was deleted from the sentence “In the past, training gene sets have often been produced with help of expressed sequence tags (ESTs) or protein data, and sometimes have been subject to validation by experts.”</text:p>
        </text:list-item>
        <text:list-item>
          <text:p text:style-name="P12">The sentence “<text:span text:style-name="T2">Fast and fully automated methods for training of gene prediction tools, ideally using the nowadays often available RNA-Seq data, are urgently needed.” was changed to “Fast and fully automated training methods, ideally using the nowadays often available RNA-Seq data, can provide significant advantages.”</text:span></text:p>
        </text:list-item>
        <text:list-item>
          <text:p text:style-name="P13">The sentence “In principle, RNA-Seq reads can be assembled into longer contigs, and such contigs can be used similarly to EST data both in training of gene finders and in the prediction step.” was changed to “In principle, RNA-Seq reads can be assembled into longer contigs; such contigs can be used similarly to EST data both in training of gene finders and in the prediction step.”</text:p>
        </text:list-item>
        <text:list-item>
          <text:p text:style-name="P14">The sentence “We have developed BRAKER1, a pipeline that combines the advantages of two gene prediction tools:” was changed to: “We have developed BRAKER1, a pipeline that combines the complementary strengths of two gene prediction tools:”</text:p>
        </text:list-item>
        <text:list-item>
          <text:p text:style-name="P14">The sentence “AUGUSTUS lacks an unsupervised training procedure and has an exceptional feature - discriminative training module - that requires a good training set.” was changed to “AUGUSTUS lacks an unsupervised training procedure while it has an exceptional feature - discriminative training module - that requires a good training set.”</text:p>
        </text:list-item>
        <text:list-item>
          <text:p text:style-name="P14">The sentence “However, AUGUSTUS incorporates information derived from mapped unassembled RNA-Seq reads into the prediction step;” was changed to “Additionally, AUGUSTUS incorporates information derived from mapped unassembled RNA-Seq reads into the prediction step;”</text:p>
        </text:list-item>
        <text:list-item>
          <text:p text:style-name="P15">The sentence “Those gene structures that have support by RNA-Seq alignments in all introns are selected for automated training of AUGUSTUS.” wsa changed to “Those gene structures that have support by RNA-Seq alignments in all introns are selected for automated discriminative training of AUGUSTUS.”</text:p>
        </text:list-item>
        <text:list-item>
          <text:p text:style-name="P16">The sentence “In order to demonstrate prediction accuracy, nuclear genomes, reference annotations and RNA-Seq libraries were retrieved for four model organisms Arabidopsis thaliana, Caenorhabditis elegans, Drosophila melanogaster, and Schizosaccharomyces pombe were retrieved from databases specified in Supplementary.” was changed to “In order to access prediction accuracy, nuclear genomes, reference annotations and RNA-Seq libraries were retrieved for four model organisms Arabidopsis thaliana, Caenorhabditis <text:soft-page-break/>elegans, Drosophila melanogaster, and Schizosaccharomyces pombe were retrieved from databases specified in Suppl.Materials.”.</text:p>
        </text:list-item>
        <text:list-item>
          <text:p text:style-name="P16">The sentence “The size and quality of the training set generated by GeneMark-ET for AUGUSTUS (multi-exons genes with so called anchored introns, the introns predicted ab initio and also supported by RNA-Seq mapping) is not significantly affected by TEs masking since TEs have no anchored introns.” was changed to “The size and quality of the training set generated by GeneMark-ET for AUGUSTUS (multi-exon genes with so called anchored introns, the introns predicted ab initio and also supported by RNA-Seq read mapping) is not significantly affected by TEs masking since TEs have no anchored introns.”</text:p>
        </text:list-item>
        <text:list-item>
          <text:p text:style-name="P17">The sentence “When comparing BRAKER1 to MAKER2 (details on the MAKER2 run are described in Supplementary), BRAKER1 gains on average ~15 percent points in accuracy on gene level when compared to MAKER2 (see table 1).” was changed to “When comparing BRAKER1 to MAKER2 (details on the MAKER2 run are described in Suppl. Materials), BRAKER1 gains on average ~15 percent points in accuracy on gene level when compared to MAKER2 (see Table 1).”</text:p>
        </text:list-item>
        <text:list-item>
          <text:p text:style-name="P17">The sentence “We should remind that the comparison of accuracy does not consider the capability of MAKER2 to use a protein database. BRAKER1 currently does not use a protein database.“ was changed to “We should remind that this assessment of accuracy does not exploit the capability of MAKER2 to use a protein database. BRAKER1 currently does not use a protein database.”</text:p>
        </text:list-item>
        <text:list-item>
          <text:p text:style-name="P17">The sentence “Since BRAKER1 uses AUGUSTUS being trained on GeneMark-ET, and since AUGUSTUS incorporates RNA-Seq into the prediction step, we expect to see an increase in accuracy when comparing AUGUSTUS to GeneMark-ET.” was changed to “Given that BRAKER1 uses AUGUSTUS discriminately trained on genes most reliably predicted by GeneMark-ET, and since AUGUSTUS incorporates RNA-Seq into the prediction step, we expect to see an increase in accuracy when comparing AUGUSTUS to GeneMark-ET.”</text:p>
        </text:list-item>
        <text:list-item>
          <text:p text:style-name="P18">The last paragraphs of the section Results and Discussion were <text:span text:style-name="T3">rearranged and modified as follows</text:span>: </text:p>
          <text:p text:style-name="P18"/>
          <text:p text:style-name="P18">“<text:span text:style-name="T4">We observed that on S. pombe, BRAKER1 is on average ~4% more accurate on gene level than CodingQuarry.</text:span></text:p>
          <text:p text:style-name="P18"/>
          <text:p text:style-name="P18"><text:span text:style-name="T4">Genome repeat masking is an optional pre-processing step for running BRAKER1 that does not affect prediction accuracy much (see Suppl. Table 1.2).</text:span></text:p>
          <text:p text:style-name="P18"/>
          <text:p text:style-name="P18"><text:span text:style-name="T4">Adding repeat masking and RNA-Seq information, and combining predictions from all three gene finders, improves gene prediction accuracy with MAKER2 (compare Table 1 and Suppl. Table 1.2: <text:s/>ab initio prediction accuracy of SNAP, AUGUSTUS and GeneMark-ET as trained for running MAKER2 on unmasked genomes). Prediction accuracy of AUGUSTUS trained by BRAKER1 is in most cases few percent lower than prediction accuracy of expert trained AUGUSTUS (see Suppl. Table 1.4: ab initio prediction accuracy of AUGUSTUS using the original parameters that are packaged with the distribution (supervised training) and ab initio predictions with AUGUSTUS parameters fully automatically trained by BRAKER1). However, adding RNA-Seq information, prediction accuracy of BRAKER1 clearly exceeds expert trained ab initio predictions.</text:span></text:p>
          <text:p text:style-name="P18"/>
          <text:p text:style-name="P18"><text:span text:style-name="T4">We have observed that BRAKER1 predicts genes more accurately than MAKER2 and CodingQuarry. The gain of accuracy is due to more accurate selection of training set for AUGUSTUS as well as RNA-Seq hints that AUGUSTUS is using in the final prediction step.</text:span></text:p>
          <text:p text:style-name="P18"/>
          <text:p text:style-name="P18"><text:soft-page-break/><text:span text:style-name="T4">In contrast to MAKER2, BRAKER1 is a ``one step process'', meaning that after starting it once, it will execute training and prediction without the need for manual command execution.</text:span></text:p>
          <text:p text:style-name="P18"/>
          <text:p text:style-name="P18"><text:span text:style-name="T4">BRAKER1 required ~17.5 hours on a single CPU for training and prediction on D. melanogaster but can be run in parallel.</text:span>”</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6:17:00.900281867</meta:creation-date>
    <dc:date>2015-09-09T17:31:25.273724760</dc:date>
    <meta:editing-duration>PT9H24M29S</meta:editing-duration>
    <meta:editing-cycles>17</meta:editing-cycles>
    <meta:generator>LibreOffice/4.2.8.2$Linux_X86_64 LibreOffice_project/420m0$Build-2</meta:generator>
    <meta:document-statistic meta:table-count="0" meta:image-count="0" meta:object-count="0" meta:page-count="5" meta:paragraph-count="48" meta:word-count="2171" meta:character-count="14055" meta:non-whitespace-character-count="11924"/>
  </office:meta>
</office:document-meta>
</file>